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Gentium Plus Compact" svg:font-family="'Gentium Plus Compact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style:writing-mode="page"/>
    </style:style>
    <style:style style:name="P2" style:family="paragraph" style:parent-style-name="Heading_20_1">
      <style:paragraph-properties fo:line-height="115%" style:writing-mode="page"/>
    </style:style>
    <style:style style:name="P3" style:family="paragraph" style:parent-style-name="Heading_20_2">
      <style:paragraph-properties fo:line-height="115%" style:writing-mode="page"/>
    </style:style>
    <style:style style:name="T1" style:family="text">
      <style:text-properties fo:color="#000080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ΠΡΟΣ ΘΕΣΣΑΛΟΝΙΚΕΙΣ Β</text:h>
      <text:p text:style-name="P1"/>
      <text:h text:style-name="P3" text:outline-level="2">1</text:h>
      <text:p text:style-name="P1"/>
      <text:p text:style-name="P1"><text:tab/><text:span text:style-name="T1">1</text:span> Παῦλος καὶ Σιλουανὸς καὶ Τιμόθεος τῇ ἐκκλησίᾳ Θεσσαλονικέων ἐν Θεῷ Πατρὶ ἡμῶν καὶ Κυρίῳ Ἰησοῦ Χριστῷ· <text:span text:style-name="T1">2</text:span> χάρις ὑμῖν καὶ εἰρήνη ἀπὸ Θεοῦ Πατρὸς καὶ Κυρίου Ἰησοῦ Χριστοῦ.</text:p>
      <text:p text:style-name="P1"><text:tab/><text:span text:style-name="T1">3</text:span> Εὐχαριστεῖν ὀφείλομεν τῷ Θεῷ πάντοτε περὶ ὑμῶν, ἀδελφοί, καθὼς ἄξιόν ἐστιν, ὅτι ὑπεραυξάνει ἡ πίστις ὑμῶν καὶ πλεονάζει ἡ ἀγάπη ἑνὸς ἑκάστου πάντων ὑμῶν εἰς ἀλλήλους, <text:span text:style-name="T1">4</text:span> ὥστε αὐτοὺς ἡμᾶς ἐν ὑμῖν ἐνκαυχᾶσθαι ἐν ταῖς ἐκκλησίαις τοῦ Θεοῦ ὑπὲρ τῆς ὑπομονῆς ὑμῶν καὶ πίστεως ἐν πᾶσιν τοῖς διωγμοῖς ὑμῶν καὶ ταῖς θλίψεσιν αἷς ἀνέχεσθε, <text:span text:style-name="T1">5</text:span> ἔνδειγμα τῆς δικαίας κρίσεως τοῦ Θεοῦ, εἰς τὸ καταξιωθῆναι ὑμᾶς τῆς βασιλείας τοῦ Θεοῦ, ὑπὲρ ἧς καὶ πάσχετε, <text:span text:style-name="T1">6</text:span> εἴπερ δίκαιον παρὰ Θεῷ ἀνταποδοῦναι τοῖς θλίβουσιν ὑμᾶς θλῖψιν <text:span text:style-name="T1">7</text:span> καὶ ὑμῖν τοῖς θλιβομένοις ἄνεσιν μεθ’ ἡμῶν, ἐν τῇ ἀποκαλύψει τοῦ Κυρίου Ἰησοῦ ἀπ’ οὐρανοῦ μετ’ ἀγγέλων δυνάμεως αὐτοῦ <text:span text:style-name="T1">8</text:span> <text:span text:style-name="T2">ἐν πυρὶ φλογός, διδόντος ἐκδίκησιν τοῖς μὴ εἰδόσιν Θεὸν καὶ τοῖς μὴ ὑπακούουσιν</text:span> τῷ εὐαγγελίῳ τοῦ Κυρίου ἡμῶν Ἰησοῦ, <text:span text:style-name="T1">9</text:span> οἵτινες δίκην τίσουσιν ὄλεθρον αἰώνιον <text:span text:style-name="T2">ἀπὸ προσώπου τοῦ Κυρίου καὶ ἀπὸ τῆς δόξης τῆς ἰσχύος αὐτοῦ,</text:span> <text:span text:style-name="T1">10</text:span> ὅ<text:span text:style-name="T2">ταν ἔλθῃ ἐνδοξασθῆναι ἐν τοῖς ἁγίοις αὐτοῦ</text:span> καὶ <text:span text:style-name="T2">θαυμασθῆναι ἐν</text:span> πᾶσιν τοῖς πιστεύσασιν, ὅτι ἐπιστεύθη τὸ μαρτύριον ἡμῶν ἐφ’ ὑμᾶς, ἐν τῇ ἡμέρᾳ ἐκείνῃ. <text:span text:style-name="T1">11</text:span> Εἰς ὃ καὶ προσευχόμεθα πάντοτε περὶ ὑμῶν, ἵνα ὑμᾶς ἀξιώσῃ τῆς κλήσεως ὁ Θεὸς ἡμῶν καὶ πληρώσῃ πᾶσαν εὐδοκίαν <text:soft-page-break/>ἀγαθωσύνης καὶ ἔργον πίστεως ἐν δυνάμει, <text:span text:style-name="T1">12</text:span> <text:span text:style-name="T2">ὅπως ἐνδοξασθῇ τὸ ὄνομα</text:span> τοῦ Κυρίου ἡμῶν Ἰησοῦ ἐν ὑμῖν, καὶ ὑμεῖς ἐν αὐτῷ, κατὰ τὴν χάριν τοῦ Θεοῦ ἡμῶν καὶ Κυρίου Ἰησοῦ Χριστοῦ.</text:p>
      <text:p text:style-name="P1"/>
      <text:h text:style-name="P3" text:outline-level="2">2</text:h>
      <text:p text:style-name="P1"/>
      <text:p text:style-name="P1"><text:tab/><text:span text:style-name="T1">1</text:span> Ἐρωτῶμεν δὲ ὑμᾶς, ἀδελφοί, ὑπὲρ τῆς παρουσίας τοῦ Κυρίου ἡμῶν Ἰησοῦ Χριστοῦ καὶ ἡμῶν ἐπισυναγωγῆς ἐπ’ αὐτόν, <text:span text:style-name="T1">2</text:span> εἰς τὸ μὴ ταχέως σαλευθῆναι ὑμᾶς ἀπὸ τοῦ νοὸς μηδὲ θροεῖσθαι μήτε διὰ πνεύματος μήτε διὰ λόγου μήτε δι’ ἐπιστολῆς ὡς δι’ ἡμῶν, ὡς ὅτι ἐνέστηκεν ἡ ἡμέρα τοῦ Κυρίου. <text:span text:style-name="T1">3</text:span> μή τις ὑμᾶς ἐξαπατήσῃ κατὰ μηδένα τρόπον· ὅτι ἐὰν μὴ ἔλθῃ ἡ ἀποστασία πρῶτον καὶ ἀποκαλυφθῇ ὁ ἄνθρωπος τῆς ἀνομίας, ὁ υἱὸς τῆς ἀπωλείας, <text:span text:style-name="T1">4</text:span> ὁ ἀντικείμενος <text:span text:style-name="T2">καὶ ὑπεραιρόμενος ἐπὶ πάντα</text:span> λεγόμενον <text:span text:style-name="T2">Θεὸν</text:span> ἢ σέβασμα, ὥστε αὐτὸν εἰς τὸν ναὸν <text:span text:style-name="T2">τοῦ Θεοῦ καθίσαι</text:span>, ἀποδεικνύντα ἑαυτὸν ὅτι ἔστιν <text:span text:style-name="T2">Θεός</text:span>. <text:span text:style-name="T1">5</text:span> Οὐ μνημονεύετε ὅτι ἔτι ὢν πρὸς ὑμᾶς ταῦτα ἔλεγον ὑμῖν; <text:span text:style-name="T1">6</text:span> καὶ νῦν τὸ κατέχον οἴδατε, εἰς τὸ ἀποκαλυφθῆναι αὐτὸν ἐν τῷ αὐτοῦ καιρῷ. <text:span text:style-name="T1">7</text:span> τὸ γὰρ μυστήριον ἤδη ἐνεργεῖται τῆς ἀνομίας· μόνον ὁ κατέχων ἄρτι ἕως ἐκ μέσου γένηται. <text:span text:style-name="T1">8</text:span> καὶ τότε ἀποκαλυφθήσεται <text:span text:style-name="T2">ὁ ἄνομος</text:span>, ὃν ὁ Κύριος Ἰησοῦς <text:span text:style-name="T2">ἀνελεῖ τῷ πνεύματι τοῦ στόματος αὐτοῦ</text:span> καὶ καταργήσει τῇ ἐπιφανείᾳ τῆς παρουσίας αὐτοῦ, <text:span text:style-name="T1">9</text:span> οὗ ἐστιν ἡ παρουσία κατ’ ἐνέργειαν τοῦ Σατανᾶ ἐν πάσῃ δυνάμει καὶ σημείοις καὶ τέρασιν ψεύδους <text:span text:style-name="T1">10</text:span> καὶ ἐν πάσῃ ἀπάτῃ ἀδικίας τοῖς ἀπολλυμένοις, ἀνθ’ ὧν τὴν ἀγάπην τῆς ἀληθείας οὐκ ἐδέξαντο εἰς τὸ σωθῆναι αὐτούς. <text:span text:style-name="T1">11</text:span> καὶ διὰ τοῦτο πέμπει αὐτοῖς ὁ Θεὸς ἐνέργειαν πλάνης εἰς τὸ πιστεῦσαι αὐτοὺς τῷ <text:soft-page-break/>ψεύδει, <text:span text:style-name="T1">12</text:span> ἵνα κριθῶσιν πάντες οἱ μὴ πιστεύσαντες τῇ ἀληθείᾳ ἀλλὰ εὐδοκήσαντες τῇ ἀδικίᾳ.</text:p>
      <text:p text:style-name="P1"><text:tab/><text:span text:style-name="T1">13</text:span> Ἡμεῖς δὲ ὀφείλομεν εὐχαριστεῖν τῷ Θεῷ πάντοτε περὶ ὑμῶν, ἀδελφοὶ ἠγαπημένοι ὑπὸ Κυρίου, ὅτι εἵλατο ὑμᾶς ὁ Θεὸς ἀπ᾽ ἀρχῆς εἰς σωτηρίαν ἐν ἁγιασμῷ Πνεύματος καὶ πίστει ἀληθείας, <text:span text:style-name="T1">14</text:span> εἰς ὃ καὶ ἐκάλεσεν ὑμᾶς διὰ τοῦ εὐαγγελίου ἡμῶν, εἰς περιποίησιν δόξης τοῦ Κυρίου ἡμῶν Ἰησοῦ Χριστοῦ. <text:span text:style-name="T1">15</text:span> Ἄρα οὖν, ἀδελφοί, στήκετε, καὶ κρατεῖτε τὰς παραδόσεις ἃς ἐδιδάχθητε εἴτε διὰ λόγου εἴτε δι’ ἐπιστολῆς ἡμῶν. <text:span text:style-name="T1">16</text:span> Αὐτὸς δὲ ὁ Κύριος ἡμῶν Ἰησοῦς Χριστὸς καὶ ὁ Θεὸς ὁ Πατὴρ ἡμῶν, ὁ ἀγαπήσας ἡμᾶς καὶ δοὺς παράκλησιν αἰωνίαν καὶ ἐλπίδα ἀγαθὴν ἐν χάριτι, <text:span text:style-name="T1">17</text:span> παρακαλέσαι ὑμῶν τὰς καρδίας καὶ στηρίξαι ἐν παντὶ ἔργῳ καὶ λόγῳ ἀγαθῷ.</text:p>
      <text:p text:style-name="P1"/>
      <text:h text:style-name="P3" text:outline-level="2">3</text:h>
      <text:p text:style-name="P1"/>
      <text:p text:style-name="P1"><text:tab/><text:span text:style-name="T1">1</text:span> Τὸ λοιπὸν προσεύχεσθε, ἀδελφοί, περὶ ἡμῶν, ἵνα ὁ λόγος τοῦ Κυρίου τρέχῃ καὶ δοξάζηται καθὼς καὶ πρὸς ὑμᾶς, <text:span text:style-name="T1">2</text:span> καὶ ἵνα ῥυσθῶμεν ἀπὸ τῶν ἀτόπων καὶ πονηρῶν ἀνθρώπων· οὐ γὰρ πάντων ἡ πίστις. <text:span text:style-name="T1">3</text:span> Πιστὸς δέ ἐστιν ὁ Κύριος, ὃς στηρίξει ὑμᾶς καὶ φυλάξει ἀπὸ τοῦ πονηροῦ. <text:span text:style-name="T1">4</text:span> πεποίθαμεν δὲ ἐν Κυρίῳ ἐφ’ ὑμᾶς, ὅτι ἃ παραγγέλλομεν καὶ ποιεῖτε καὶ ποιήσετε. <text:span text:style-name="T1">5</text:span> Ὁ δὲ Κύριος κατευθύναι ὑμῶν τὰς καρδίας εἰς τὴν ἀγάπην τοῦ Θεοῦ καὶ εἰς τὴν ὑπομονὴν τοῦ Χριστοῦ.</text:p>
      <text:p text:style-name="P1"><text:span text:style-name="T1"><text:tab/>6</text:span> Παραγγέλλομεν δὲ ὑμῖν, ἀδελφοί, ἐν ὀνόματι τοῦ Κυρίου Ἰησοῦ Χριστοῦ στέλλεσθαι ὑμᾶς ἀπὸ παντὸς ἀδελφοῦ ἀτάκτως περιπατοῦντος καὶ μὴ κατὰ τὴν παράδοσιν ἣν παρελάβετε παρ’ ἡμῶν. <text:span text:style-name="T1">7</text:span> αὐτοὶ γὰρ οἴδατε πῶς δεῖ μιμεῖσθαι ἡμᾶς, ὅτι οὐκ ἠτακτήσαμεν ἐν ὑμῖν, <text:span text:style-name="T1">8</text:span> οὐδὲ δωρεὰν ἄρτον <text:soft-page-break/>ἐφάγομεν παρά τινος, ἀλλ’ ἐν κόπῳ καὶ μόχθῳ νυκτὸς καὶ ἡμέρας ἐργαζόμενοι πρὸς τὸ μὴ ἐπιβαρῆσαί τινα ὑμῶν· <text:span text:style-name="T1">9</text:span> οὐχ ὅτι οὐκ ἔχομεν ἐξουσίαν, ἀλλ’ ἵνα ἑαυτοὺς τύπον δῶμεν ὑμῖν εἰς τὸ μιμεῖσθαι ἡμᾶς. <text:span text:style-name="T1">10</text:span> καὶ γὰρ ὅτε ἦμεν πρὸς ὑμᾶς, τοῦτο παρηγγέλλομεν ὑμῖν, ὅτι εἴ τις οὐ θέλει ἐργάζεσθαι, μηδὲ ἐσθιέτω. <text:span text:style-name="T1">11</text:span> ἀκούομεν γάρ τινας περιπατοῦντας ἐν ὑμῖν ἀτάκτως, μηδὲν ἐργαζομένους ἀλλὰ περιεργαζομένους· <text:span text:style-name="T1">12</text:span> τοῖς δὲ τοιούτοις παραγγέλλομεν καὶ παρακαλοῦμεν ἐν Κυρίῳ Ἰησοῦ Χριστῷ ἵνα μετὰ ἡσυχίας ἐργαζόμενοι τὸν ἑαυτῶν ἄρτον ἐσθίωσιν. <text:span text:style-name="T1">13</text:span> Ὑμεῖς δέ, ἀδελφοί, μὴ ἐγκακήσητε καλοποιοῦντες. <text:span text:style-name="T1">14</text:span> εἰ δέ τις οὐχ ὑπακούει τῷ λόγῳ ἡμῶν διὰ τῆς ἐπιστολῆς, τοῦτον σημειοῦσθε, μὴ συναναμίγνυσθαι αὐτῷ, ἵνα ἐντραπῇ· <text:span text:style-name="T1">15</text:span> καὶ μὴ ὡς ἐχθρὸν ἡγεῖσθε, ἀλλὰ νουθετεῖτε ὡς ἀδελφόν. <text:span text:style-name="T1">16</text:span> Αὐτὸς δὲ ὁ Κύριος τῆς εἰρήνης δῴη ὑμῖν τὴν εἰρήνην διὰ παντὸς ἐν παντὶ τρόπῳ. ὁ Κύριος μετὰ πάντων ὑμῶν.</text:p>
      <text:p text:style-name="P1"><text:tab/><text:span text:style-name="T1">17</text:span> Ὁ ἀσπασμὸς τῇ ἐμῇ χειρὶ Παύλου, ὅ ἐστιν σημεῖον ἐν πάσῃ ἐπιστολῇ· οὕτως γράφω. <text:span text:style-name="T1">18</text:span> ἡ χάρις τοῦ Κυρίου ἡμῶν Ἰησοῦ Χριστοῦ μετὰ πάντων ὑμῶν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Gentium Plus Compact" svg:font-family="'Gentium Plus Compact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Gentium Plus Compact" fo:font-family="'Gentium Plus Compact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2:55:07</meta:creation-date>
    <dc:date>2019-04-07T08:41:32.031000000</dc:date>
    <meta:editing-duration>PT1H9M54S</meta:editing-duration>
    <meta:editing-cycles>16</meta:editing-cycles>
    <meta:generator>LibreOffice/5.4.7.2$Windows_X86_64 LibreOffice_project/c838ef25c16710f8838b1faec480ebba495259d0</meta:generator>
    <meta:document-statistic meta:table-count="0" meta:image-count="0" meta:object-count="0" meta:page-count="4" meta:paragraph-count="11" meta:word-count="875" meta:character-count="5110" meta:non-whitespace-character-count="4239"/>
  </office:meta>
</office:document-meta>
</file>